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C3FCE1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dfa0" draw:fill-image-name="Orang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000000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solid" draw:stroke-dash="Fine_20_Dashed_20__28_var_29_" svg:stroke-width="0.1cm" svg:stroke-color="#0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6pt"/>
    </style:style>
    <style:style style:name="T1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95cm" svg:height="4cm" svg:x="1cm" svg:y="1cm">
          <text:p text:style-name="P2"/>
          <draw:enhanced-geometry svg:viewBox="0 0 21600 21600" draw:path-stretchpoint-x="10800" draw:path-stretchpoint-y="10800" draw:text-areas="?f3 ?f4 ?f5 ?f6" draw:type="round-rectangle" draw:modifiers="6742.914271432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layer="layout" svg:width="2.474cm" svg:height="2.473cm" svg:x="1.614cm" svg:y="1.694cm" svg:viewBox="0 0 2475 2474" draw:points="2474,0 2474,2381 635,2381 357,2473 0,2328 410,2103 622,2143 2036,2006 1886,6">
          <text:p text:style-name="P2"/>
        </draw:polygon>
        <draw:g>
          <draw:custom-shape draw:style-name="gr3" draw:text-style-name="P1" draw:layer="layout" svg:width="3cm" svg:height="1.4cm" svg:x="5cm" svg:y="2.29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1cm" svg:height="1cm" svg:x="6cm" svg:y="2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g>
            <draw:line draw:style-name="gr5" draw:text-style-name="P1" draw:layer="layout" svg:x1="9.3cm" svg:y1="4.445cm" svg:x2="10.85cm" svg:y2="2.045cm">
              <text:p text:style-name="P2"/>
            </draw:line>
            <draw:line draw:style-name="gr5" draw:text-style-name="P1" draw:layer="layout" svg:x1="10.85cm" svg:y1="2.045cm" svg:x2="10.75cm" svg:y2="1.645cm">
              <text:p text:style-name="P2"/>
            </draw:line>
            <draw:line draw:style-name="gr5" draw:text-style-name="P1" draw:layer="layout" svg:x1="10.75cm" svg:y1="1.645cm" svg:x2="11.15cm" svg:y2="1.545cm">
              <text:p text:style-name="P2"/>
            </draw:line>
            <draw:line draw:style-name="gr5" draw:text-style-name="P1" draw:layer="layout" svg:x1="11.15cm" svg:y1="1.545cm" svg:x2="11.25cm" svg:y2="1.895cm">
              <text:p text:style-name="P2"/>
            </draw:line>
          </draw:g>
          <draw:polyline draw:style-name="gr6" draw:text-style-name="P1" draw:layer="layout" svg:width="2.1cm" svg:height="2.8cm" svg:x="9.05cm" svg:y="1.65cm" svg:viewBox="0 0 2101 2801" draw:points="2100,2800 250,0 0,1600 500,1600 250,0 250,1600">
            <text:p text:style-name="P2"/>
          </draw:polyline>
        </draw:g>
        <draw:frame draw:style-name="gr7" draw:text-style-name="P3" draw:layer="layout" svg:width="3.41cm" svg:height="0.497cm" svg:x="7.49cm" svg:y="5.1cm">
          <draw:text-box>
            <text:p text:style-name="P2"><text:span text:style-name="T1">Fabrizio Pollastri 200708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Orange" xlink:href="Pictures/100000000000005E0000005EC3FCE171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abrizio Pollastri</meta:initial-creator>
    <meta:creation-date>2007-08-31T08:43:00</meta:creation-date>
    <dc:creator>Fabrizio Pollastri</dc:creator>
    <dc:date>2007-08-31T11:21:00</dc:date>
    <dc:language>it-IT</dc:language>
    <meta:editing-cycles>3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